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039cm" svg:height="13.011cm" svg:x="21.295cm" svg:y="6.801cm">
            <draw:object draw:notify-on-update-of-ranges="Sheet1.A29:Sheet1.A92 Sheet1.B28:Sheet1.B28 Sheet1.B29:Sheet1.B92 Sheet1.A29:Sheet1.A92 Sheet1.F28:Sheet1.F28 Sheet1.F29:Sheet1.F92 Sheet1.A29:Sheet1.A92 Sheet1.H28:Sheet1.H28 Sheet1.H29:Sheet1.H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atic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4481" calcext:value-type="float">
            <text:p>24481</text:p>
          </table:table-cell>
          <table:table-cell office:value-type="float" office:value="24554" calcext:value-type="float">
            <text:p>24554</text:p>
          </table:table-cell>
          <table:table-cell office:value-type="float" office:value="12822" calcext:value-type="float">
            <text:p>12822</text:p>
          </table:table-cell>
          <table:table-cell office:value-type="float" office:value="6680" calcext:value-type="float">
            <text:p>6680</text:p>
          </table:table-cell>
          <table:table-cell office:value-type="float" office:value="3781" calcext:value-type="float">
            <text:p>3781</text:p>
          </table:table-cell>
          <table:table-cell office:value-type="float" office:value="2140" calcext:value-type="float">
            <text:p>2140</text:p>
          </table:table-cell>
          <table:table-cell office:value-type="float" office:value="1316" calcext:value-type="float">
            <text:p>1316</text:p>
          </table:table-cell>
          <table:table-cell office:value-type="float" office:value="1132" calcext:value-type="float">
            <text:p>113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table:formula="of:=[.$A$2]/[.B2]" office:value-type="float" office:value="0.997026960983954" calcext:value-type="float">
            <text:p>0,997026960983954</text:p>
          </table:table-cell>
          <table:table-cell table:formula="of:=[.$A$2]/[.C2]" office:value-type="float" office:value="1.90929652160349" calcext:value-type="float">
            <text:p>1,90929652160349</text:p>
          </table:table-cell>
          <table:table-cell table:formula="of:=[.$A$2]/[.D2]" office:value-type="float" office:value="3.66482035928144" calcext:value-type="float">
            <text:p>3,66482035928144</text:p>
          </table:table-cell>
          <table:table-cell table:formula="of:=[.$A$2]/[.E2]" office:value-type="float" office:value="6.47474213171119" calcext:value-type="float">
            <text:p>6,47474213171119</text:p>
          </table:table-cell>
          <table:table-cell table:formula="of:=[.$A$2]/[.F2]" office:value-type="float" office:value="11.4397196261682" calcext:value-type="float">
            <text:p>11,4397196261682</text:p>
          </table:table-cell>
          <table:table-cell table:formula="of:=[.$A$2]/[.G2]" office:value-type="float" office:value="18.6025835866261" calcext:value-type="float">
            <text:p>18,6025835866261</text:p>
          </table:table-cell>
          <table:table-cell table:formula="of:=[.$A$2]/[.H2]" office:value-type="float" office:value="21.6263250883392" calcext:value-type="float">
            <text:p>21,6263250883392</text:p>
          </table:table-cell>
          <table:table-cell table:formula="of:=[.$A$2]/[.I2]" office:value-type="float" office:value="31.0278833967047" calcext:value-type="float">
            <text:p>31,027883396704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r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 office:value-type="float" office:value="27843" calcext:value-type="float">
            <text:p>27843</text:p>
          </table:table-cell>
          <table:table-cell office:value-type="float" office:value="13136" calcext:value-type="float">
            <text:p>13136</text:p>
          </table:table-cell>
          <table:table-cell office:value-type="float" office:value="6912" calcext:value-type="float">
            <text:p>6912</text:p>
          </table:table-cell>
          <table:table-cell office:value-type="float" office:value="3713" calcext:value-type="float">
            <text:p>3713</text:p>
          </table:table-cell>
          <table:table-cell office:value-type="float" office:value="2165" calcext:value-type="float">
            <text:p>2165</text:p>
          </table:table-cell>
          <table:table-cell office:value-type="float" office:value="1409" calcext:value-type="float">
            <text:p>1409</text:p>
          </table:table-cell>
          <table:table-cell office:value-type="float" office:value="1189" calcext:value-type="float">
            <text:p>118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table:formula="of:=[.$A$6]/[.B6]" office:value-type="float" office:value="0.879251517437058" calcext:value-type="float">
            <text:p>0,879251517437058</text:p>
          </table:table-cell>
          <table:table-cell table:formula="of:=[.$A$6]/[.C6]" office:value-type="float" office:value="1.86365712545676" calcext:value-type="float">
            <text:p>1,86365712545676</text:p>
          </table:table-cell>
          <table:table-cell table:formula="of:=[.$A$6]/[.D6]" office:value-type="float" office:value="3.54181134259259" calcext:value-type="float">
            <text:p>3,54181134259259</text:p>
          </table:table-cell>
          <table:table-cell table:formula="of:=[.$A$6]/[.E6]" office:value-type="float" office:value="6.59332076488015" calcext:value-type="float">
            <text:p>6,59332076488015</text:p>
          </table:table-cell>
          <table:table-cell table:formula="of:=[.$A$6]/[.F6]" office:value-type="float" office:value="11.3076212471132" calcext:value-type="float">
            <text:p>11,3076212471132</text:p>
          </table:table-cell>
          <table:table-cell table:formula="of:=[.$A$6]/[.G6]" office:value-type="float" office:value="17.374733853797" calcext:value-type="float">
            <text:p>17,374733853797</text:p>
          </table:table-cell>
          <table:table-cell table:formula="of:=[.$A$6]/[.H6]" office:value-type="float" office:value="20.5895710681245" calcext:value-type="float">
            <text:p>20,5895710681245</text:p>
          </table:table-cell>
          <table:table-cell table:formula="of:=[.$A$6]/[.I6]" office:value-type="float" office:value="30.0012254901961" calcext:value-type="float">
            <text:p>30,001225490196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yn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 office:value-type="float" office:value="25095" calcext:value-type="float">
            <text:p>25095</text:p>
          </table:table-cell>
          <table:table-cell office:value-type="float" office:value="12894" calcext:value-type="float">
            <text:p>12894</text:p>
          </table:table-cell>
          <table:table-cell office:value-type="float" office:value="6481" calcext:value-type="float">
            <text:p>6481</text:p>
          </table:table-cell>
          <table:table-cell office:value-type="float" office:value="3401" calcext:value-type="float">
            <text:p>3401</text:p>
          </table:table-cell>
          <table:table-cell office:value-type="float" office:value="2048" calcext:value-type="float">
            <text:p>2048</text:p>
          </table:table-cell>
          <table:table-cell office:value-type="float" office:value="1261" calcext:value-type="float">
            <text:p>1261</text:p>
          </table:table-cell>
          <table:table-cell office:value-type="float" office:value="903" calcext:value-type="float">
            <text:p>90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/>
          <table:table-cell table:formula="of:=[.$A$10]/[.B10]" office:value-type="float" office:value="0.975532974696155" calcext:value-type="float">
            <text:p>0,975532974696155</text:p>
          </table:table-cell>
          <table:table-cell table:formula="of:=[.$A$10]/[.C10]" office:value-type="float" office:value="1.89863502404219" calcext:value-type="float">
            <text:p>1,89863502404219</text:p>
          </table:table-cell>
          <table:table-cell table:formula="of:=[.$A$10]/[.D10]" office:value-type="float" office:value="3.77734917451011" calcext:value-type="float">
            <text:p>3,77734917451011</text:p>
          </table:table-cell>
          <table:table-cell table:formula="of:=[.$A$10]/[.E10]" office:value-type="float" office:value="7.19817700676272" calcext:value-type="float">
            <text:p>7,19817700676272</text:p>
          </table:table-cell>
          <table:table-cell table:formula="of:=[.$A$10]/[.F10]" office:value-type="float" office:value="11.95361328125" calcext:value-type="float">
            <text:p>11,95361328125</text:p>
          </table:table-cell>
          <table:table-cell table:formula="of:=[.$A$10]/[.G10]" office:value-type="float" office:value="19.4139571768438" calcext:value-type="float">
            <text:p>19,4139571768438</text:p>
          </table:table-cell>
          <table:table-cell table:formula="of:=[.$A$10]/[.H10]" office:value-type="float" office:value="27.1107419712071" calcext:value-type="float">
            <text:p>27,1107419712071</text:p>
          </table:table-cell>
          <table:table-cell table:formula="of:=[.$A$10]/[.I10]" office:value-type="float" office:value="34.2391608391608" calcext:value-type="float">
            <text:p>34,23916083916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yn 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9042" calcext:value-type="float">
            <text:p>89042</text:p>
          </table:table-cell>
          <table:table-cell/>
          <table:table-cell office:value-type="float" office:value="47923" calcext:value-type="float">
            <text:p>47923</text:p>
          </table:table-cell>
          <table:table-cell office:value-type="float" office:value="24198" calcext:value-type="float">
            <text:p>24198</text:p>
          </table:table-cell>
          <table:table-cell office:value-type="float" office:value="12512" calcext:value-type="float">
            <text:p>12512</text:p>
          </table:table-cell>
          <table:table-cell office:value-type="float" office:value="6559" calcext:value-type="float">
            <text:p>6559</text:p>
          </table:table-cell>
          <table:table-cell office:value-type="float" office:value="3662" calcext:value-type="float">
            <text:p>3662</text:p>
          </table:table-cell>
          <table:table-cell office:value-type="float" office:value="2503" calcext:value-type="float">
            <text:p>250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table:formula="of:=[.$A$14]/[.C14]" office:value-type="float" office:value="1.85802224401644" calcext:value-type="float">
            <text:p>1,85802224401644</text:p>
          </table:table-cell>
          <table:table-cell table:formula="of:=[.$A$14]/[.D14]" office:value-type="float" office:value="3.67972559715679" calcext:value-type="float">
            <text:p>3,67972559715679</text:p>
          </table:table-cell>
          <table:table-cell table:formula="of:=[.$A$14]/[.E14]" office:value-type="float" office:value="7.11652813299233" calcext:value-type="float">
            <text:p>7,11652813299233</text:p>
          </table:table-cell>
          <table:table-cell table:formula="of:=[.$A$14]/[.F14]" office:value-type="float" office:value="13.5755450525995" calcext:value-type="float">
            <text:p>13,5755450525995</text:p>
          </table:table-cell>
          <table:table-cell table:formula="of:=[.$A$14]/[.G14]" office:value-type="float" office:value="24.3151283451666" calcext:value-type="float">
            <text:p>24,3151283451666</text:p>
          </table:table-cell>
          <table:table-cell table:formula="of:=[.$A$14]/[.H14]" office:value-type="float" office:value="35.5741110667199" calcext:value-type="float">
            <text:p>35,5741110667199</text:p>
          </table:table-cell>
          <table:table-cell table:formula="of:=[.$A$14]/[.I14]" office:value-type="float" office:value="43.3294403892944" calcext:value-type="float">
            <text:p>43,32944038929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tive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776" calcext:value-type="float">
            <text:p>25776</text:p>
          </table:table-cell>
          <table:table-cell/>
          <table:table-cell office:value-type="float" office:value="12841" calcext:value-type="float">
            <text:p>12841</text:p>
          </table:table-cell>
          <table:table-cell office:value-type="float" office:value="6480" calcext:value-type="float">
            <text:p>6480</text:p>
          </table:table-cell>
          <table:table-cell office:value-type="float" office:value="3524" calcext:value-type="float">
            <text:p>3524</text:p>
          </table:table-cell>
          <table:table-cell office:value-type="float" office:value="2086" calcext:value-type="float">
            <text:p>2086</text:p>
          </table:table-cell>
          <table:table-cell office:value-type="float" office:value="1349" calcext:value-type="float">
            <text:p>1349</text:p>
          </table:table-cell>
          <table:table-cell office:value-type="float" office:value="1113" calcext:value-type="float">
            <text:p>1113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2.00732030215715" calcext:value-type="float">
            <text:p>2,00732030215715</text:p>
          </table:table-cell>
          <table:table-cell table:formula="of:=[.$A$18]/[.D18]" office:value-type="float" office:value="3.97777777777778" calcext:value-type="float">
            <text:p>3,97777777777778</text:p>
          </table:table-cell>
          <table:table-cell table:formula="of:=[.$A$18]/[.E18]" office:value-type="float" office:value="7.31441543700341" calcext:value-type="float">
            <text:p>7,31441543700341</text:p>
          </table:table-cell>
          <table:table-cell table:formula="of:=[.$A$18]/[.F18]" office:value-type="float" office:value="12.3566634707574" calcext:value-type="float">
            <text:p>12,3566634707574</text:p>
          </table:table-cell>
          <table:table-cell table:formula="of:=[.$A$18]/[.G18]" office:value-type="float" office:value="19.1074870274277" calcext:value-type="float">
            <text:p>19,1074870274277</text:p>
          </table:table-cell>
          <table:table-cell table:formula="of:=[.$A$18]/[.H18]" office:value-type="float" office:value="23.1590296495957" calcext:value-type="float">
            <text:p>23,1590296495957</text:p>
          </table:table-cell>
          <table:table-cell table:formula="of:=[.$A$18]/[.I18]" office:value-type="float" office:value="28.4817679558011" calcext:value-type="float">
            <text:p>28,481767955801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8442" calcext:value-type="float">
            <text:p>18442</text:p>
          </table:table-cell>
          <table:table-cell/>
          <table:table-cell office:value-type="float" office:value="9776" calcext:value-type="float">
            <text:p>9776</text:p>
          </table:table-cell>
          <table:table-cell office:value-type="float" office:value="4904" calcext:value-type="float">
            <text:p>4904</text:p>
          </table:table-cell>
          <table:table-cell office:value-type="float" office:value="2494" calcext:value-type="float">
            <text:p>2494</text:p>
          </table:table-cell>
          <table:table-cell office:value-type="float" office:value="1494" calcext:value-type="float">
            <text:p>1494</text:p>
          </table:table-cell>
          <table:table-cell office:value-type="float" office:value="976" calcext:value-type="float">
            <text:p>976</text:p>
          </table:table-cell>
          <table:table-cell office:value-type="float" office:value="726" calcext:value-type="float">
            <text:p>726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table:number-columns-repeated="2"/>
          <table:table-cell table:formula="of:=[.$A$22]/[.C22]" office:value-type="float" office:value="1.88645662847791" calcext:value-type="float">
            <text:p>1,88645662847791</text:p>
          </table:table-cell>
          <table:table-cell table:formula="of:=[.$A$22]/[.D22]" office:value-type="float" office:value="3.76060358890701" calcext:value-type="float">
            <text:p>3,76060358890701</text:p>
          </table:table-cell>
          <table:table-cell table:formula="of:=[.$A$22]/[.E22]" office:value-type="float" office:value="7.39454691259022" calcext:value-type="float">
            <text:p>7,39454691259022</text:p>
          </table:table-cell>
          <table:table-cell table:formula="of:=[.$A$22]/[.F22]" office:value-type="float" office:value="12.3440428380187" calcext:value-type="float">
            <text:p>12,3440428380187</text:p>
          </table:table-cell>
          <table:table-cell table:formula="of:=[.$A$22]/[.G22]" office:value-type="float" office:value="18.8954918032787" calcext:value-type="float">
            <text:p>18,8954918032787</text:p>
          </table:table-cell>
          <table:table-cell table:formula="of:=[.$A$22]/[.H22]" office:value-type="float" office:value="25.4022038567493" calcext:value-type="float">
            <text:p>25,4022038567493</text:p>
          </table:table-cell>
          <table:table-cell table:formula="of:=[.$A$22]/[.I22]" office:value-type="float" office:value="25.1939890710383" calcext:value-type="float">
            <text:p>25,1939890710383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8"/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/>
          <table:table-cell office:value-type="float" office:value="13240" calcext:value-type="float">
            <text:p>13240</text:p>
          </table:table-cell>
          <table:table-cell office:value-type="float" office:value="6874" calcext:value-type="float">
            <text:p>6874</text:p>
          </table:table-cell>
          <table:table-cell office:value-type="float" office:value="3881" calcext:value-type="float">
            <text:p>3881</text:p>
          </table:table-cell>
          <table:table-cell office:value-type="float" office:value="1895" calcext:value-type="float">
            <text:p>1895</text:p>
          </table:table-cell>
          <table:table-cell office:value-type="float" office:value="1095" calcext:value-type="float">
            <text:p>1095</text:p>
          </table:table-cell>
          <table:table-cell office:value-type="float" office:value="874" calcext:value-type="float">
            <text:p>87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2"/>
          <table:table-cell table:formula="of:=[.$A$25]/[.C25]" office:value-type="float" office:value="1.84901812688822" calcext:value-type="float">
            <text:p>1,84901812688822</text:p>
          </table:table-cell>
          <table:table-cell table:formula="of:=[.$A$25]/[.D25]" office:value-type="float" office:value="3.56139074774513" calcext:value-type="float">
            <text:p>3,56139074774513</text:p>
          </table:table-cell>
          <table:table-cell table:formula="of:=[.$A$25]/[.E25]" office:value-type="float" office:value="6.30791033238856" calcext:value-type="float">
            <text:p>6,30791033238856</text:p>
          </table:table-cell>
          <table:table-cell table:formula="of:=[.$A$25]/[.F25]" office:value-type="float" office:value="12.9187335092348" calcext:value-type="float">
            <text:p>12,9187335092348</text:p>
          </table:table-cell>
          <table:table-cell table:formula="of:=[.$A$25]/[.G25]" office:value-type="float" office:value="22.3570776255708" calcext:value-type="float">
            <text:p>22,3570776255708</text:p>
          </table:table-cell>
          <table:table-cell table:formula="of:=[.$A$25]/[.H25]" office:value-type="float" office:value="28.0102974828375" calcext:value-type="float">
            <text:p>28,0102974828375</text:p>
          </table:table-cell>
          <table:table-cell table:formula="of:=[.$A$25]/[.I25]" office:value-type="float" office:value="36.9803625377643" calcext:value-type="float">
            <text:p>36,98036253776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  <table:table-cell office:value-type="string" calcext:value-type="string">
            <text:p>OMP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861" calcext:value-type="float">
            <text:p>12861</text:p>
          </table:table-cell>
          <table:table-cell office:value-type="float" office:value="12824" calcext:value-type="float">
            <text:p>12824</text:p>
          </table:table-cell>
          <table:table-cell table:formula="of:=AVERAGE([.C29:.D29])" office:value-type="float" office:value="12842.5" calcext:value-type="float">
            <text:p>12842,5</text:p>
          </table:table-cell>
          <table:table-cell table:formula="of:=[.$A$2]/[.E29]" office:value-type="float" office:value="1.90624878333658" calcext:value-type="float">
            <text:p>1,90624878333658</text:p>
          </table:table-cell>
          <table:table-cell office:value-type="float" office:value="12952" calcext:value-type="float">
            <text:p>12952</text:p>
          </table:table-cell>
          <table:table-cell table:formula="of:=[.$A$2]/[.G29]" office:value-type="float" office:value="1.89013279802347" calcext:value-type="float">
            <text:p>1,89013279802347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573" calcext:value-type="float">
            <text:p>6573</text:p>
          </table:table-cell>
          <table:table-cell office:value-type="float" office:value="6668" calcext:value-type="float">
            <text:p>6668</text:p>
          </table:table-cell>
          <table:table-cell table:formula="of:=AVERAGE([.C30:.D30])" office:value-type="float" office:value="6620.5" calcext:value-type="float">
            <text:p>6620,5</text:p>
          </table:table-cell>
          <table:table-cell table:formula="of:=[.$A$2]/[.E30]" office:value-type="float" office:value="3.69775696699645" calcext:value-type="float">
            <text:p>3,69775696699645</text:p>
          </table:table-cell>
          <table:table-cell office:value-type="float" office:value="7026" calcext:value-type="float">
            <text:p>7026</text:p>
          </table:table-cell>
          <table:table-cell table:formula="of:=[.$A$2]/[.G30]" office:value-type="float" office:value="3.4843438656419" calcext:value-type="float">
            <text:p>3,4843438656419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508" calcext:value-type="float">
            <text:p>4508</text:p>
          </table:table-cell>
          <table:table-cell office:value-type="float" office:value="4988" calcext:value-type="float">
            <text:p>4988</text:p>
          </table:table-cell>
          <table:table-cell table:formula="of:=AVERAGE([.C31:.D31])" office:value-type="float" office:value="4748" calcext:value-type="float">
            <text:p>4748</text:p>
          </table:table-cell>
          <table:table-cell table:formula="of:=[.$A$2]/[.E31]" office:value-type="float" office:value="5.15606571187869" calcext:value-type="float">
            <text:p>5,15606571187869</text:p>
          </table:table-cell>
          <table:table-cell office:value-type="float" office:value="4980" calcext:value-type="float">
            <text:p>4980</text:p>
          </table:table-cell>
          <table:table-cell table:formula="of:=[.$A$2]/[.G31]" office:value-type="float" office:value="4.91586345381526" calcext:value-type="float">
            <text:p>4,91586345381526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633" calcext:value-type="float">
            <text:p>3633</text:p>
          </table:table-cell>
          <table:table-cell office:value-type="float" office:value="3456" calcext:value-type="float">
            <text:p>3456</text:p>
          </table:table-cell>
          <table:table-cell table:formula="of:=AVERAGE([.C32:.D32])" office:value-type="float" office:value="3544.5" calcext:value-type="float">
            <text:p>3544,5</text:p>
          </table:table-cell>
          <table:table-cell table:formula="of:=[.$A$2]/[.E32]" office:value-type="float" office:value="6.90675694738327" calcext:value-type="float">
            <text:p>6,90675694738327</text:p>
          </table:table-cell>
          <table:table-cell office:value-type="float" office:value="3673" calcext:value-type="float">
            <text:p>3673</text:p>
          </table:table-cell>
          <table:table-cell table:formula="of:=[.$A$2]/[.G32]" office:value-type="float" office:value="6.66512387693983" calcext:value-type="float">
            <text:p>6,66512387693983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998" calcext:value-type="float">
            <text:p>2998</text:p>
          </table:table-cell>
          <table:table-cell office:value-type="float" office:value="2744" calcext:value-type="float">
            <text:p>2744</text:p>
          </table:table-cell>
          <table:table-cell table:formula="of:=AVERAGE([.C33:.D33])" office:value-type="float" office:value="2871" calcext:value-type="float">
            <text:p>2871</text:p>
          </table:table-cell>
          <table:table-cell table:formula="of:=[.$A$2]/[.E33]" office:value-type="float" office:value="8.52699407871822" calcext:value-type="float">
            <text:p>8,52699407871822</text:p>
          </table:table-cell>
          <table:table-cell office:value-type="float" office:value="2773" calcext:value-type="float">
            <text:p>2773</text:p>
          </table:table-cell>
          <table:table-cell table:formula="of:=[.$A$2]/[.G33]" office:value-type="float" office:value="8.82834475297512" calcext:value-type="float">
            <text:p>8,82834475297512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454" calcext:value-type="float">
            <text:p>2454</text:p>
          </table:table-cell>
          <table:table-cell office:value-type="float" office:value="2746" calcext:value-type="float">
            <text:p>2746</text:p>
          </table:table-cell>
          <table:table-cell table:formula="of:=AVERAGE([.C34:.D34])" office:value-type="float" office:value="2600" calcext:value-type="float">
            <text:p>2600</text:p>
          </table:table-cell>
          <table:table-cell table:formula="of:=[.$A$2]/[.E34]" office:value-type="float" office:value="9.41576923076923" calcext:value-type="float">
            <text:p>9,41576923076923</text:p>
          </table:table-cell>
          <table:table-cell office:value-type="float" office:value="2488" calcext:value-type="float">
            <text:p>2488</text:p>
          </table:table-cell>
          <table:table-cell table:formula="of:=[.$A$2]/[.G34]" office:value-type="float" office:value="9.83963022508039" calcext:value-type="float">
            <text:p>9,83963022508039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408" calcext:value-type="float">
            <text:p>2408</text:p>
          </table:table-cell>
          <table:table-cell office:value-type="float" office:value="2348" calcext:value-type="float">
            <text:p>2348</text:p>
          </table:table-cell>
          <table:table-cell table:formula="of:=AVERAGE([.C35:.D35])" office:value-type="float" office:value="2378" calcext:value-type="float">
            <text:p>2378</text:p>
          </table:table-cell>
          <table:table-cell table:formula="of:=[.$A$2]/[.E35]" office:value-type="float" office:value="10.2947855340622" calcext:value-type="float">
            <text:p>10,2947855340622</text:p>
          </table:table-cell>
          <table:table-cell office:value-type="float" office:value="2294" calcext:value-type="float">
            <text:p>2294</text:p>
          </table:table-cell>
          <table:table-cell table:formula="of:=[.$A$2]/[.G35]" office:value-type="float" office:value="10.6717523975589" calcext:value-type="float">
            <text:p>10,6717523975589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float" office:value="2035" calcext:value-type="float">
            <text:p>2035</text:p>
          </table:table-cell>
          <table:table-cell table:formula="of:=AVERAGE([.C36:.D36])" office:value-type="float" office:value="2021.5" calcext:value-type="float">
            <text:p>2021,5</text:p>
          </table:table-cell>
          <table:table-cell table:formula="of:=[.$A$2]/[.E36]" office:value-type="float" office:value="12.1103141231759" calcext:value-type="float">
            <text:p>12,1103141231759</text:p>
          </table:table-cell>
          <table:table-cell office:value-type="float" office:value="2171" calcext:value-type="float">
            <text:p>2171</text:p>
          </table:table-cell>
          <table:table-cell table:formula="of:=[.$A$2]/[.G36]" office:value-type="float" office:value="11.2763703362506" calcext:value-type="float">
            <text:p>11,2763703362506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750" calcext:value-type="float">
            <text:p>1750</text:p>
          </table:table-cell>
          <table:table-cell office:value-type="float" office:value="1870" calcext:value-type="float">
            <text:p>1870</text:p>
          </table:table-cell>
          <table:table-cell table:formula="of:=AVERAGE([.C37:.D37])" office:value-type="float" office:value="1810" calcext:value-type="float">
            <text:p>1810</text:p>
          </table:table-cell>
          <table:table-cell table:formula="of:=[.$A$2]/[.E37]" office:value-type="float" office:value="13.5254143646409" calcext:value-type="float">
            <text:p>13,5254143646409</text:p>
          </table:table-cell>
          <table:table-cell office:value-type="float" office:value="1740" calcext:value-type="float">
            <text:p>1740</text:p>
          </table:table-cell>
          <table:table-cell table:formula="of:=[.$A$2]/[.G37]" office:value-type="float" office:value="14.0695402298851" calcext:value-type="float">
            <text:p>14,0695402298851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float" office:value="1645" calcext:value-type="float">
            <text:p>1645</text:p>
          </table:table-cell>
          <table:table-cell table:formula="of:=AVERAGE([.C38:.D38])" office:value-type="float" office:value="1662" calcext:value-type="float">
            <text:p>1662</text:p>
          </table:table-cell>
          <table:table-cell table:formula="of:=[.$A$2]/[.E38]" office:value-type="float" office:value="14.7298435619735" calcext:value-type="float">
            <text:p>14,7298435619735</text:p>
          </table:table-cell>
          <table:table-cell office:value-type="float" office:value="1610" calcext:value-type="float">
            <text:p>1610</text:p>
          </table:table-cell>
          <table:table-cell table:formula="of:=[.$A$2]/[.G38]" office:value-type="float" office:value="15.2055900621118" calcext:value-type="float">
            <text:p>15,2055900621118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401" calcext:value-type="float">
            <text:p>1401</text:p>
          </table:table-cell>
          <table:table-cell office:value-type="float" office:value="1515" calcext:value-type="float">
            <text:p>1515</text:p>
          </table:table-cell>
          <table:table-cell table:formula="of:=AVERAGE([.C39:.D39])" office:value-type="float" office:value="1458" calcext:value-type="float">
            <text:p>1458</text:p>
          </table:table-cell>
          <table:table-cell table:formula="of:=[.$A$2]/[.E39]" office:value-type="float" office:value="16.7908093278464" calcext:value-type="float">
            <text:p>16,7908093278464</text:p>
          </table:table-cell>
          <table:table-cell office:value-type="float" office:value="1679" calcext:value-type="float">
            <text:p>1679</text:p>
          </table:table-cell>
          <table:table-cell table:formula="of:=[.$A$2]/[.G39]" office:value-type="float" office:value="14.5807027992853" calcext:value-type="float">
            <text:p>14,5807027992853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429" calcext:value-type="float">
            <text:p>1429</text:p>
          </table:table-cell>
          <table:table-cell office:value-type="float" office:value="1475" calcext:value-type="float">
            <text:p>1475</text:p>
          </table:table-cell>
          <table:table-cell table:formula="of:=AVERAGE([.C40:.D40])" office:value-type="float" office:value="1452" calcext:value-type="float">
            <text:p>1452</text:p>
          </table:table-cell>
          <table:table-cell table:formula="of:=[.$A$2]/[.E40]" office:value-type="float" office:value="16.8601928374656" calcext:value-type="float">
            <text:p>16,8601928374656</text:p>
          </table:table-cell>
          <table:table-cell office:value-type="float" office:value="1325" calcext:value-type="float">
            <text:p>1325</text:p>
          </table:table-cell>
          <table:table-cell table:formula="of:=[.$A$2]/[.G40]" office:value-type="float" office:value="18.4762264150943" calcext:value-type="float">
            <text:p>18,4762264150943</text:p>
          </table:table-cell>
          <table:table-cell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332" calcext:value-type="float">
            <text:p>1332</text:p>
          </table:table-cell>
          <table:table-cell office:value-type="float" office:value="1344" calcext:value-type="float">
            <text:p>1344</text:p>
          </table:table-cell>
          <table:table-cell table:formula="of:=AVERAGE([.C41:.D41])" office:value-type="float" office:value="1338" calcext:value-type="float">
            <text:p>1338</text:p>
          </table:table-cell>
          <table:table-cell table:formula="of:=[.$A$2]/[.E41]" office:value-type="float" office:value="18.296711509716" calcext:value-type="float">
            <text:p>18,296711509716</text:p>
          </table:table-cell>
          <table:table-cell office:value-type="float" office:value="1325" calcext:value-type="float">
            <text:p>1325</text:p>
          </table:table-cell>
          <table:table-cell table:formula="of:=[.$A$2]/[.G41]" office:value-type="float" office:value="18.4762264150943" calcext:value-type="float">
            <text:p>18,4762264150943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table:formula="of:=AVERAGE([.C42:.D42])" office:value-type="float" office:value="1324" calcext:value-type="float">
            <text:p>1324</text:p>
          </table:table-cell>
          <table:table-cell table:formula="of:=[.$A$2]/[.E42]" office:value-type="float" office:value="18.4901812688822" calcext:value-type="float">
            <text:p>18,4901812688822</text:p>
          </table:table-cell>
          <table:table-cell office:value-type="float" office:value="1347" calcext:value-type="float">
            <text:p>1347</text:p>
          </table:table-cell>
          <table:table-cell table:formula="of:=[.$A$2]/[.G42]" office:value-type="float" office:value="18.1744617668894" calcext:value-type="float">
            <text:p>18,1744617668894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table:formula="of:=AVERAGE([.C43:.D43])" office:value-type="float" office:value="1197.5" calcext:value-type="float">
            <text:p>1197,5</text:p>
          </table:table-cell>
          <table:table-cell table:formula="of:=[.$A$2]/[.E43]" office:value-type="float" office:value="20.4434237995825" calcext:value-type="float">
            <text:p>20,4434237995825</text:p>
          </table:table-cell>
          <table:table-cell office:value-type="float" office:value="1171" calcext:value-type="float">
            <text:p>1171</text:p>
          </table:table-cell>
          <table:table-cell table:formula="of:=[.$A$2]/[.G43]" office:value-type="float" office:value="20.9060631938514" calcext:value-type="float">
            <text:p>20,9060631938514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21" calcext:value-type="float">
            <text:p>1221</text:p>
          </table:table-cell>
          <table:table-cell office:value-type="float" office:value="1175" calcext:value-type="float">
            <text:p>1175</text:p>
          </table:table-cell>
          <table:table-cell table:formula="of:=AVERAGE([.C44:.D44])" office:value-type="float" office:value="1198" calcext:value-type="float">
            <text:p>1198</text:p>
          </table:table-cell>
          <table:table-cell table:formula="of:=[.$A$2]/[.E44]" office:value-type="float" office:value="20.4348914858097" calcext:value-type="float">
            <text:p>20,4348914858097</text:p>
          </table:table-cell>
          <table:table-cell office:value-type="float" office:value="1180" calcext:value-type="float">
            <text:p>1180</text:p>
          </table:table-cell>
          <table:table-cell table:formula="of:=[.$A$2]/[.G44]" office:value-type="float" office:value="20.7466101694915" calcext:value-type="float">
            <text:p>20,7466101694915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245" calcext:value-type="float">
            <text:p>1245</text:p>
          </table:table-cell>
          <table:table-cell office:value-type="float" office:value="1112" calcext:value-type="float">
            <text:p>1112</text:p>
          </table:table-cell>
          <table:table-cell table:formula="of:=AVERAGE([.C45:.D45])" office:value-type="float" office:value="1178.5" calcext:value-type="float">
            <text:p>1178,5</text:p>
          </table:table-cell>
          <table:table-cell table:formula="of:=[.$A$2]/[.E45]" office:value-type="float" office:value="20.7730165464574" calcext:value-type="float">
            <text:p>20,7730165464574</text:p>
          </table:table-cell>
          <table:table-cell office:value-type="float" office:value="1202" calcext:value-type="float">
            <text:p>1202</text:p>
          </table:table-cell>
          <table:table-cell table:formula="of:=[.$A$2]/[.G45]" office:value-type="float" office:value="20.3668885191348" calcext:value-type="float">
            <text:p>20,3668885191348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218" calcext:value-type="float">
            <text:p>1218</text:p>
          </table:table-cell>
          <table:table-cell office:value-type="float" office:value="1136" calcext:value-type="float">
            <text:p>1136</text:p>
          </table:table-cell>
          <table:table-cell table:formula="of:=AVERAGE([.C46:.D46])" office:value-type="float" office:value="1177" calcext:value-type="float">
            <text:p>1177</text:p>
          </table:table-cell>
          <table:table-cell table:formula="of:=[.$A$2]/[.E46]" office:value-type="float" office:value="20.7994902293968" calcext:value-type="float">
            <text:p>20,7994902293968</text:p>
          </table:table-cell>
          <table:table-cell office:value-type="float" office:value="1062" calcext:value-type="float">
            <text:p>1062</text:p>
          </table:table-cell>
          <table:table-cell table:formula="of:=[.$A$2]/[.G46]" office:value-type="float" office:value="23.0517890772128" calcext:value-type="float">
            <text:p>23,0517890772128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175" calcext:value-type="float">
            <text:p>1175</text:p>
          </table:table-cell>
          <table:table-cell office:value-type="float" office:value="1207" calcext:value-type="float">
            <text:p>1207</text:p>
          </table:table-cell>
          <table:table-cell table:formula="of:=AVERAGE([.C47:.D47])" office:value-type="float" office:value="1191" calcext:value-type="float">
            <text:p>1191</text:p>
          </table:table-cell>
          <table:table-cell table:formula="of:=[.$A$2]/[.E47]" office:value-type="float" office:value="20.5549958018472" calcext:value-type="float">
            <text:p>20,5549958018472</text:p>
          </table:table-cell>
          <table:table-cell office:value-type="float" office:value="1055" calcext:value-type="float">
            <text:p>1055</text:p>
          </table:table-cell>
          <table:table-cell table:formula="of:=[.$A$2]/[.G47]" office:value-type="float" office:value="23.2047393364929" calcext:value-type="float">
            <text:p>23,2047393364929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040" calcext:value-type="float">
            <text:p>1040</text:p>
          </table:table-cell>
          <table:table-cell office:value-type="float" office:value="1055" calcext:value-type="float">
            <text:p>1055</text:p>
          </table:table-cell>
          <table:table-cell table:formula="of:=AVERAGE([.C48:.D48])" office:value-type="float" office:value="1047.5" calcext:value-type="float">
            <text:p>1047,5</text:p>
          </table:table-cell>
          <table:table-cell table:formula="of:=[.$A$2]/[.E48]" office:value-type="float" office:value="23.3708830548926" calcext:value-type="float">
            <text:p>23,3708830548926</text:p>
          </table:table-cell>
          <table:table-cell office:value-type="float" office:value="1064" calcext:value-type="float">
            <text:p>1064</text:p>
          </table:table-cell>
          <table:table-cell table:formula="of:=[.$A$2]/[.G48]" office:value-type="float" office:value="23.0084586466165" calcext:value-type="float">
            <text:p>23,008458646616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1131" calcext:value-type="float">
            <text:p>1131</text:p>
          </table:table-cell>
          <table:table-cell table:formula="of:=AVERAGE([.C49:.D49])" office:value-type="float" office:value="1154" calcext:value-type="float">
            <text:p>1154</text:p>
          </table:table-cell>
          <table:table-cell table:formula="of:=[.$A$2]/[.E49]" office:value-type="float" office:value="21.2140381282496" calcext:value-type="float">
            <text:p>21,2140381282496</text:p>
          </table:table-cell>
          <table:table-cell office:value-type="float" office:value="1079" calcext:value-type="float">
            <text:p>1079</text:p>
          </table:table-cell>
          <table:table-cell table:formula="of:=[.$A$2]/[.G49]" office:value-type="float" office:value="22.6886005560704" calcext:value-type="float">
            <text:p>22,688600556070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1220" calcext:value-type="float">
            <text:p>1220</text:p>
          </table:table-cell>
          <table:table-cell table:formula="of:=AVERAGE([.C50:.D50])" office:value-type="float" office:value="1174" calcext:value-type="float">
            <text:p>1174</text:p>
          </table:table-cell>
          <table:table-cell table:formula="of:=[.$A$2]/[.E50]" office:value-type="float" office:value="20.8526405451448" calcext:value-type="float">
            <text:p>20,8526405451448</text:p>
          </table:table-cell>
          <table:table-cell office:value-type="float" office:value="1171" calcext:value-type="float">
            <text:p>1171</text:p>
          </table:table-cell>
          <table:table-cell table:formula="of:=[.$A$2]/[.G50]" office:value-type="float" office:value="20.9060631938514" calcext:value-type="float">
            <text:p>20,90606319385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013" calcext:value-type="float">
            <text:p>1013</text:p>
          </table:table-cell>
          <table:table-cell table:formula="of:=AVERAGE([.C51:.D51])" office:value-type="float" office:value="1081" calcext:value-type="float">
            <text:p>1081</text:p>
          </table:table-cell>
          <table:table-cell table:formula="of:=[.$A$2]/[.E51]" office:value-type="float" office:value="22.6466234967623" calcext:value-type="float">
            <text:p>22,6466234967623</text:p>
          </table:table-cell>
          <table:table-cell office:value-type="float" office:value="863" calcext:value-type="float">
            <text:p>863</text:p>
          </table:table-cell>
          <table:table-cell table:formula="of:=[.$A$2]/[.G51]" office:value-type="float" office:value="28.3673232908459" calcext:value-type="float">
            <text:p>28,36732329084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021" calcext:value-type="float">
            <text:p>1021</text:p>
          </table:table-cell>
          <table:table-cell table:formula="of:=AVERAGE([.C52:.D52])" office:value-type="float" office:value="1065.5" calcext:value-type="float">
            <text:p>1065,5</text:p>
          </table:table-cell>
          <table:table-cell table:formula="of:=[.$A$2]/[.E52]" office:value-type="float" office:value="22.976067573909" calcext:value-type="float">
            <text:p>22,976067573909</text:p>
          </table:table-cell>
          <table:table-cell office:value-type="float" office:value="963" calcext:value-type="float">
            <text:p>963</text:p>
          </table:table-cell>
          <table:table-cell table:formula="of:=[.$A$2]/[.G52]" office:value-type="float" office:value="25.4215991692627" calcext:value-type="float">
            <text:p>25,421599169262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1173" calcext:value-type="float">
            <text:p>1173</text:p>
          </table:table-cell>
          <table:table-cell table:formula="of:=AVERAGE([.C53:.D53])" office:value-type="float" office:value="1092.5" calcext:value-type="float">
            <text:p>1092,5</text:p>
          </table:table-cell>
          <table:table-cell table:formula="of:=[.$A$2]/[.E53]" office:value-type="float" office:value="22.40823798627" calcext:value-type="float">
            <text:p>22,40823798627</text:p>
          </table:table-cell>
          <table:table-cell office:value-type="float" office:value="825" calcext:value-type="float">
            <text:p>825</text:p>
          </table:table-cell>
          <table:table-cell table:formula="of:=[.$A$2]/[.G53]" office:value-type="float" office:value="29.6739393939394" calcext:value-type="float">
            <text:p>29,673939393939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1177" calcext:value-type="float">
            <text:p>1177</text:p>
          </table:table-cell>
          <table:table-cell table:formula="of:=AVERAGE([.C54:.D54])" office:value-type="float" office:value="1125" calcext:value-type="float">
            <text:p>1125</text:p>
          </table:table-cell>
          <table:table-cell table:formula="of:=[.$A$2]/[.E54]" office:value-type="float" office:value="21.7608888888889" calcext:value-type="float">
            <text:p>21,7608888888889</text:p>
          </table:table-cell>
          <table:table-cell office:value-type="float" office:value="789" calcext:value-type="float">
            <text:p>789</text:p>
          </table:table-cell>
          <table:table-cell table:formula="of:=[.$A$2]/[.G54]" office:value-type="float" office:value="31.0278833967047" calcext:value-type="float">
            <text:p>31,027883396704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1089" calcext:value-type="float">
            <text:p>1089</text:p>
          </table:table-cell>
          <table:table-cell table:formula="of:=AVERAGE([.C55:.D55])" office:value-type="float" office:value="1059" calcext:value-type="float">
            <text:p>1059</text:p>
          </table:table-cell>
          <table:table-cell table:formula="of:=[.$A$2]/[.E55]" office:value-type="float" office:value="23.1170915958451" calcext:value-type="float">
            <text:p>23,1170915958451</text:p>
          </table:table-cell>
          <table:table-cell office:value-type="float" office:value="774" calcext:value-type="float">
            <text:p>774</text:p>
          </table:table-cell>
          <table:table-cell table:formula="of:=[.$A$2]/[.G55]" office:value-type="float" office:value="31.6291989664083" calcext:value-type="float">
            <text:p>31,629198966408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1099" calcext:value-type="float">
            <text:p>1099</text:p>
          </table:table-cell>
          <table:table-cell table:formula="of:=AVERAGE([.C56:.D56])" office:value-type="float" office:value="1058.5" calcext:value-type="float">
            <text:p>1058,5</text:p>
          </table:table-cell>
          <table:table-cell table:formula="of:=[.$A$2]/[.E56]" office:value-type="float" office:value="23.1280113367974" calcext:value-type="float">
            <text:p>23,1280113367974</text:p>
          </table:table-cell>
          <table:table-cell office:value-type="float" office:value="778" calcext:value-type="float">
            <text:p>778</text:p>
          </table:table-cell>
          <table:table-cell table:formula="of:=[.$A$2]/[.G56]" office:value-type="float" office:value="31.4665809768638" calcext:value-type="float">
            <text:p>31,46658097686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990" calcext:value-type="float">
            <text:p>990</text:p>
          </table:table-cell>
          <table:table-cell table:formula="of:=AVERAGE([.C57:.D57])" office:value-type="float" office:value="1035" calcext:value-type="float">
            <text:p>1035</text:p>
          </table:table-cell>
          <table:table-cell table:formula="of:=[.$A$2]/[.E57]" office:value-type="float" office:value="23.6531400966184" calcext:value-type="float">
            <text:p>23,6531400966184</text:p>
          </table:table-cell>
          <table:table-cell office:value-type="float" office:value="786" calcext:value-type="float">
            <text:p>786</text:p>
          </table:table-cell>
          <table:table-cell table:formula="of:=[.$A$2]/[.G57]" office:value-type="float" office:value="31.14631043257" calcext:value-type="float">
            <text:p>31,1463104325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005" calcext:value-type="float">
            <text:p>1005</text:p>
          </table:table-cell>
          <table:table-cell table:formula="of:=AVERAGE([.C58:.D58])" office:value-type="float" office:value="978.5" calcext:value-type="float">
            <text:p>978,5</text:p>
          </table:table-cell>
          <table:table-cell table:formula="of:=[.$A$2]/[.E58]" office:value-type="float" office:value="25.0189064895248" calcext:value-type="float">
            <text:p>25,0189064895248</text:p>
          </table:table-cell>
          <table:table-cell office:value-type="float" office:value="775" calcext:value-type="float">
            <text:p>775</text:p>
          </table:table-cell>
          <table:table-cell table:formula="of:=[.$A$2]/[.G58]" office:value-type="float" office:value="31.5883870967742" calcext:value-type="float">
            <text:p>31,58838709677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926" calcext:value-type="float">
            <text:p>926</text:p>
          </table:table-cell>
          <table:table-cell table:formula="of:=AVERAGE([.C59:.D59])" office:value-type="float" office:value="944" calcext:value-type="float">
            <text:p>944</text:p>
          </table:table-cell>
          <table:table-cell table:formula="of:=[.$A$2]/[.E59]" office:value-type="float" office:value="25.9332627118644" calcext:value-type="float">
            <text:p>25,9332627118644</text:p>
          </table:table-cell>
          <table:table-cell office:value-type="float" office:value="844" calcext:value-type="float">
            <text:p>844</text:p>
          </table:table-cell>
          <table:table-cell table:formula="of:=[.$A$2]/[.G59]" office:value-type="float" office:value="29.0059241706161" calcext:value-type="float">
            <text:p>29,005924170616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893" calcext:value-type="float">
            <text:p>893</text:p>
          </table:table-cell>
          <table:table-cell table:formula="of:=AVERAGE([.C60:.D60])" office:value-type="float" office:value="914.5" calcext:value-type="float">
            <text:p>914,5</text:p>
          </table:table-cell>
          <table:table-cell table:formula="of:=[.$A$2]/[.E60]" office:value-type="float" office:value="26.7698195735375" calcext:value-type="float">
            <text:p>26,7698195735375</text:p>
          </table:table-cell>
          <table:table-cell office:value-type="float" office:value="843" calcext:value-type="float">
            <text:p>843</text:p>
          </table:table-cell>
          <table:table-cell table:formula="of:=[.$A$2]/[.G60]" office:value-type="float" office:value="29.0403321470937" calcext:value-type="float">
            <text:p>29,040332147093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966" calcext:value-type="float">
            <text:p>966</text:p>
          </table:table-cell>
          <table:table-cell table:formula="of:=AVERAGE([.C61:.D61])" office:value-type="float" office:value="972" calcext:value-type="float">
            <text:p>972</text:p>
          </table:table-cell>
          <table:table-cell table:formula="of:=[.$A$2]/[.E61]" office:value-type="float" office:value="25.1862139917695" calcext:value-type="float">
            <text:p>25,1862139917695</text:p>
          </table:table-cell>
          <table:table-cell office:value-type="float" office:value="848" calcext:value-type="float">
            <text:p>848</text:p>
          </table:table-cell>
          <table:table-cell table:formula="of:=[.$A$2]/[.G61]" office:value-type="float" office:value="28.8691037735849" calcext:value-type="float">
            <text:p>28,869103773584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964" calcext:value-type="float">
            <text:p>964</text:p>
          </table:table-cell>
          <table:table-cell table:formula="of:=AVERAGE([.C62:.D62])" office:value-type="float" office:value="941" calcext:value-type="float">
            <text:p>941</text:p>
          </table:table-cell>
          <table:table-cell table:formula="of:=[.$A$2]/[.E62]" office:value-type="float" office:value="26.0159404888417" calcext:value-type="float">
            <text:p>26,0159404888417</text:p>
          </table:table-cell>
          <table:table-cell office:value-type="float" office:value="930" calcext:value-type="float">
            <text:p>930</text:p>
          </table:table-cell>
          <table:table-cell table:formula="of:=[.$A$2]/[.G62]" office:value-type="float" office:value="26.3236559139785" calcext:value-type="float">
            <text:p>26,323655913978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991" calcext:value-type="float">
            <text:p>991</text:p>
          </table:table-cell>
          <table:table-cell table:formula="of:=AVERAGE([.C63:.D63])" office:value-type="float" office:value="968.5" calcext:value-type="float">
            <text:p>968,5</text:p>
          </table:table-cell>
          <table:table-cell table:formula="of:=[.$A$2]/[.E63]" office:value-type="float" office:value="25.2772328342798" calcext:value-type="float">
            <text:p>25,2772328342798</text:p>
          </table:table-cell>
          <table:table-cell office:value-type="float" office:value="826" calcext:value-type="float">
            <text:p>826</text:p>
          </table:table-cell>
          <table:table-cell table:formula="of:=[.$A$2]/[.G63]" office:value-type="float" office:value="29.638014527845" calcext:value-type="float">
            <text:p>29,63801452784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947" calcext:value-type="float">
            <text:p>947</text:p>
          </table:table-cell>
          <table:table-cell table:formula="of:=AVERAGE([.C64:.D64])" office:value-type="float" office:value="892.5" calcext:value-type="float">
            <text:p>892,5</text:p>
          </table:table-cell>
          <table:table-cell table:formula="of:=[.$A$2]/[.E64]" office:value-type="float" office:value="27.4296918767507" calcext:value-type="float">
            <text:p>27,4296918767507</text:p>
          </table:table-cell>
          <table:table-cell office:value-type="float" office:value="988" calcext:value-type="float">
            <text:p>988</text:p>
          </table:table-cell>
          <table:table-cell table:formula="of:=[.$A$2]/[.G64]" office:value-type="float" office:value="24.7783400809717" calcext:value-type="float">
            <text:p>24,778340080971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935" calcext:value-type="float">
            <text:p>935</text:p>
          </table:table-cell>
          <table:table-cell table:formula="of:=AVERAGE([.C65:.D65])" office:value-type="float" office:value="940" calcext:value-type="float">
            <text:p>940</text:p>
          </table:table-cell>
          <table:table-cell table:formula="of:=[.$A$2]/[.E65]" office:value-type="float" office:value="26.0436170212766" calcext:value-type="float">
            <text:p>26,0436170212766</text:p>
          </table:table-cell>
          <table:table-cell office:value-type="float" office:value="861" calcext:value-type="float">
            <text:p>861</text:p>
          </table:table-cell>
          <table:table-cell table:formula="of:=[.$A$2]/[.G65]" office:value-type="float" office:value="28.4332171893147" calcext:value-type="float">
            <text:p>28,433217189314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928" calcext:value-type="float">
            <text:p>928</text:p>
          </table:table-cell>
          <table:table-cell table:formula="of:=AVERAGE([.C66:.D66])" office:value-type="float" office:value="893" calcext:value-type="float">
            <text:p>893</text:p>
          </table:table-cell>
          <table:table-cell table:formula="of:=[.$A$2]/[.E66]" office:value-type="float" office:value="27.4143337066069" calcext:value-type="float">
            <text:p>27,4143337066069</text:p>
          </table:table-cell>
          <table:table-cell office:value-type="float" office:value="857" calcext:value-type="float">
            <text:p>857</text:p>
          </table:table-cell>
          <table:table-cell table:formula="of:=[.$A$2]/[.G66]" office:value-type="float" office:value="28.5659276546091" calcext:value-type="float">
            <text:p>28,565927654609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805" calcext:value-type="float">
            <text:p>805</text:p>
          </table:table-cell>
          <table:table-cell table:formula="of:=AVERAGE([.C67:.D67])" office:value-type="float" office:value="806.5" calcext:value-type="float">
            <text:p>806,5</text:p>
          </table:table-cell>
          <table:table-cell table:formula="of:=[.$A$2]/[.E67]" office:value-type="float" office:value="30.3546187228766" calcext:value-type="float">
            <text:p>30,3546187228766</text:p>
          </table:table-cell>
          <table:table-cell office:value-type="float" office:value="878" calcext:value-type="float">
            <text:p>878</text:p>
          </table:table-cell>
          <table:table-cell table:formula="of:=[.$A$2]/[.G67]" office:value-type="float" office:value="27.8826879271071" calcext:value-type="float">
            <text:p>27,88268792710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852" calcext:value-type="float">
            <text:p>852</text:p>
          </table:table-cell>
          <table:table-cell table:formula="of:=AVERAGE([.C68:.D68])" office:value-type="float" office:value="872.5" calcext:value-type="float">
            <text:p>872,5</text:p>
          </table:table-cell>
          <table:table-cell table:formula="of:=[.$A$2]/[.E68]" office:value-type="float" office:value="28.058452722063" calcext:value-type="float">
            <text:p>28,058452722063</text:p>
          </table:table-cell>
          <table:table-cell office:value-type="float" office:value="901" calcext:value-type="float">
            <text:p>901</text:p>
          </table:table-cell>
          <table:table-cell table:formula="of:=[.$A$2]/[.G68]" office:value-type="float" office:value="27.1709211986681" calcext:value-type="float">
            <text:p>27,17092119866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760" calcext:value-type="float">
            <text:p>760</text:p>
          </table:table-cell>
          <table:table-cell table:formula="of:=AVERAGE([.C69:.D69])" office:value-type="float" office:value="810.5" calcext:value-type="float">
            <text:p>810,5</text:p>
          </table:table-cell>
          <table:table-cell table:formula="of:=[.$A$2]/[.E69]" office:value-type="float" office:value="30.2048118445404" calcext:value-type="float">
            <text:p>30,2048118445404</text:p>
          </table:table-cell>
          <table:table-cell office:value-type="float" office:value="866" calcext:value-type="float">
            <text:p>866</text:p>
          </table:table-cell>
          <table:table-cell table:formula="of:=[.$A$2]/[.G69]" office:value-type="float" office:value="28.2690531177829" calcext:value-type="float">
            <text:p>28,269053117782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938" calcext:value-type="float">
            <text:p>938</text:p>
          </table:table-cell>
          <table:table-cell table:formula="of:=AVERAGE([.C70:.D70])" office:value-type="float" office:value="878" calcext:value-type="float">
            <text:p>878</text:p>
          </table:table-cell>
          <table:table-cell table:formula="of:=[.$A$2]/[.E70]" office:value-type="float" office:value="27.8826879271071" calcext:value-type="float">
            <text:p>27,8826879271071</text:p>
          </table:table-cell>
          <table:table-cell office:value-type="float" office:value="962" calcext:value-type="float">
            <text:p>962</text:p>
          </table:table-cell>
          <table:table-cell table:formula="of:=[.$A$2]/[.G70]" office:value-type="float" office:value="25.4480249480249" calcext:value-type="float">
            <text:p>25,448024948024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26" calcext:value-type="float">
            <text:p>826</text:p>
          </table:table-cell>
          <table:table-cell table:formula="of:=AVERAGE([.C71:.D71])" office:value-type="float" office:value="852" calcext:value-type="float">
            <text:p>852</text:p>
          </table:table-cell>
          <table:table-cell table:formula="of:=[.$A$2]/[.E71]" office:value-type="float" office:value="28.7335680751174" calcext:value-type="float">
            <text:p>28,7335680751174</text:p>
          </table:table-cell>
          <table:table-cell office:value-type="float" office:value="921" calcext:value-type="float">
            <text:p>921</text:p>
          </table:table-cell>
          <table:table-cell table:formula="of:=[.$A$2]/[.G71]" office:value-type="float" office:value="26.5808903365907" calcext:value-type="float">
            <text:p>26,580890336590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826" calcext:value-type="float">
            <text:p>826</text:p>
          </table:table-cell>
          <table:table-cell table:formula="of:=AVERAGE([.C72:.D72])" office:value-type="float" office:value="809.5" calcext:value-type="float">
            <text:p>809,5</text:p>
          </table:table-cell>
          <table:table-cell table:formula="of:=[.$A$2]/[.E72]" office:value-type="float" office:value="30.2421247683755" calcext:value-type="float">
            <text:p>30,2421247683755</text:p>
          </table:table-cell>
          <table:table-cell office:value-type="float" office:value="905" calcext:value-type="float">
            <text:p>905</text:p>
          </table:table-cell>
          <table:table-cell table:formula="of:=[.$A$2]/[.G72]" office:value-type="float" office:value="27.0508287292818" calcext:value-type="float">
            <text:p>27,050828729281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785" calcext:value-type="float">
            <text:p>785</text:p>
          </table:table-cell>
          <table:table-cell table:formula="of:=AVERAGE([.C73:.D73])" office:value-type="float" office:value="778.5" calcext:value-type="float">
            <text:p>778,5</text:p>
          </table:table-cell>
          <table:table-cell table:formula="of:=[.$A$2]/[.E73]" office:value-type="float" office:value="31.446371226718" calcext:value-type="float">
            <text:p>31,446371226718</text:p>
          </table:table-cell>
          <table:table-cell office:value-type="float" office:value="644" calcext:value-type="float">
            <text:p>644</text:p>
          </table:table-cell>
          <table:table-cell table:formula="of:=[.$A$2]/[.G73]" office:value-type="float" office:value="38.0139751552795" calcext:value-type="float">
            <text:p>38,013975155279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791" calcext:value-type="float">
            <text:p>791</text:p>
          </table:table-cell>
          <table:table-cell table:formula="of:=AVERAGE([.C74:.D74])" office:value-type="float" office:value="818.5" calcext:value-type="float">
            <text:p>818,5</text:p>
          </table:table-cell>
          <table:table-cell table:formula="of:=[.$A$2]/[.E74]" office:value-type="float" office:value="29.909590714722" calcext:value-type="float">
            <text:p>29,909590714722</text:p>
          </table:table-cell>
          <table:table-cell office:value-type="float" office:value="635" calcext:value-type="float">
            <text:p>635</text:p>
          </table:table-cell>
          <table:table-cell table:formula="of:=[.$A$2]/[.G74]" office:value-type="float" office:value="38.5527559055118" calcext:value-type="float">
            <text:p>38,552755905511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785" calcext:value-type="float">
            <text:p>785</text:p>
          </table:table-cell>
          <table:table-cell table:formula="of:=AVERAGE([.C75:.D75])" office:value-type="float" office:value="816" calcext:value-type="float">
            <text:p>816</text:p>
          </table:table-cell>
          <table:table-cell table:formula="of:=[.$A$2]/[.E75]" office:value-type="float" office:value="30.0012254901961" calcext:value-type="float">
            <text:p>30,0012254901961</text:p>
          </table:table-cell>
          <table:table-cell office:value-type="float" office:value="678" calcext:value-type="float">
            <text:p>678</text:p>
          </table:table-cell>
          <table:table-cell table:formula="of:=[.$A$2]/[.G75]" office:value-type="float" office:value="36.1076696165192" calcext:value-type="float">
            <text:p>36,107669616519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805" calcext:value-type="float">
            <text:p>805</text:p>
          </table:table-cell>
          <table:table-cell table:formula="of:=AVERAGE([.C76:.D76])" office:value-type="float" office:value="802" calcext:value-type="float">
            <text:p>802</text:p>
          </table:table-cell>
          <table:table-cell table:formula="of:=[.$A$2]/[.E76]" office:value-type="float" office:value="30.5249376558603" calcext:value-type="float">
            <text:p>30,5249376558603</text:p>
          </table:table-cell>
          <table:table-cell office:value-type="float" office:value="657" calcext:value-type="float">
            <text:p>657</text:p>
          </table:table-cell>
          <table:table-cell table:formula="of:=[.$A$2]/[.G76]" office:value-type="float" office:value="37.261796042618" calcext:value-type="float">
            <text:p>37,26179604261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782" calcext:value-type="float">
            <text:p>782</text:p>
          </table:table-cell>
          <table:table-cell table:formula="of:=AVERAGE([.C77:.D77])" office:value-type="float" office:value="813" calcext:value-type="float">
            <text:p>813</text:p>
          </table:table-cell>
          <table:table-cell table:formula="of:=[.$A$2]/[.E77]" office:value-type="float" office:value="30.1119311193112" calcext:value-type="float">
            <text:p>30,1119311193112</text:p>
          </table:table-cell>
          <table:table-cell office:value-type="float" office:value="669" calcext:value-type="float">
            <text:p>669</text:p>
          </table:table-cell>
          <table:table-cell table:formula="of:=[.$A$2]/[.G77]" office:value-type="float" office:value="36.593423019432" calcext:value-type="float">
            <text:p>36,5934230194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745" calcext:value-type="float">
            <text:p>745</text:p>
          </table:table-cell>
          <table:table-cell table:formula="of:=AVERAGE([.C78:.D78])" office:value-type="float" office:value="784" calcext:value-type="float">
            <text:p>784</text:p>
          </table:table-cell>
          <table:table-cell table:formula="of:=[.$A$2]/[.E78]" office:value-type="float" office:value="31.2257653061224" calcext:value-type="float">
            <text:p>31,2257653061224</text:p>
          </table:table-cell>
          <table:table-cell office:value-type="float" office:value="699" calcext:value-type="float">
            <text:p>699</text:p>
          </table:table-cell>
          <table:table-cell table:formula="of:=[.$A$2]/[.G78]" office:value-type="float" office:value="35.0228898426323" calcext:value-type="float">
            <text:p>35,02288984263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91" calcext:value-type="float">
            <text:p>891</text:p>
          </table:table-cell>
          <table:table-cell table:formula="of:=AVERAGE([.C79:.D79])" office:value-type="float" office:value="859.5" calcext:value-type="float">
            <text:p>859,5</text:p>
          </table:table-cell>
          <table:table-cell table:formula="of:=[.$A$2]/[.E79]" office:value-type="float" office:value="28.4828388598022" calcext:value-type="float">
            <text:p>28,4828388598022</text:p>
          </table:table-cell>
          <table:table-cell office:value-type="float" office:value="692" calcext:value-type="float">
            <text:p>692</text:p>
          </table:table-cell>
          <table:table-cell table:formula="of:=[.$A$2]/[.G79]" office:value-type="float" office:value="35.3771676300578" calcext:value-type="float">
            <text:p>35,377167630057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34" calcext:value-type="float">
            <text:p>834</text:p>
          </table:table-cell>
          <table:table-cell table:formula="of:=AVERAGE([.C80:.D80])" office:value-type="float" office:value="815.5" calcext:value-type="float">
            <text:p>815,5</text:p>
          </table:table-cell>
          <table:table-cell table:formula="of:=[.$A$2]/[.E80]" office:value-type="float" office:value="30.0196198651134" calcext:value-type="float">
            <text:p>30,0196198651134</text:p>
          </table:table-cell>
          <table:table-cell office:value-type="float" office:value="655" calcext:value-type="float">
            <text:p>655</text:p>
          </table:table-cell>
          <table:table-cell table:formula="of:=[.$A$2]/[.G80]" office:value-type="float" office:value="37.375572519084" calcext:value-type="float">
            <text:p>37,37557251908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808" calcext:value-type="float">
            <text:p>808</text:p>
          </table:table-cell>
          <table:table-cell table:formula="of:=AVERAGE([.C81:.D81])" office:value-type="float" office:value="799.5" calcext:value-type="float">
            <text:p>799,5</text:p>
          </table:table-cell>
          <table:table-cell table:formula="of:=[.$A$2]/[.E81]" office:value-type="float" office:value="30.620387742339" calcext:value-type="float">
            <text:p>30,620387742339</text:p>
          </table:table-cell>
          <table:table-cell office:value-type="float" office:value="646" calcext:value-type="float">
            <text:p>646</text:p>
          </table:table-cell>
          <table:table-cell table:formula="of:=[.$A$2]/[.G81]" office:value-type="float" office:value="37.8962848297214" calcext:value-type="float">
            <text:p>37,896284829721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785" calcext:value-type="float">
            <text:p>785</text:p>
          </table:table-cell>
          <table:table-cell table:formula="of:=AVERAGE([.C82:.D82])" office:value-type="float" office:value="806.5" calcext:value-type="float">
            <text:p>806,5</text:p>
          </table:table-cell>
          <table:table-cell table:formula="of:=[.$A$2]/[.E82]" office:value-type="float" office:value="30.3546187228766" calcext:value-type="float">
            <text:p>30,3546187228766</text:p>
          </table:table-cell>
          <table:table-cell office:value-type="float" office:value="671" calcext:value-type="float">
            <text:p>671</text:p>
          </table:table-cell>
          <table:table-cell table:formula="of:=[.$A$2]/[.G82]" office:value-type="float" office:value="36.4843517138599" calcext:value-type="float">
            <text:p>36,484351713859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866" calcext:value-type="float">
            <text:p>866</text:p>
          </table:table-cell>
          <table:table-cell table:formula="of:=AVERAGE([.C83:.D83])" office:value-type="float" office:value="856.5" calcext:value-type="float">
            <text:p>856,5</text:p>
          </table:table-cell>
          <table:table-cell table:formula="of:=[.$A$2]/[.E83]" office:value-type="float" office:value="28.5826036193812" calcext:value-type="float">
            <text:p>28,5826036193812</text:p>
          </table:table-cell>
          <table:table-cell office:value-type="float" office:value="746" calcext:value-type="float">
            <text:p>746</text:p>
          </table:table-cell>
          <table:table-cell table:formula="of:=[.$A$2]/[.G83]" office:value-type="float" office:value="32.8163538873995" calcext:value-type="float">
            <text:p>32,816353887399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825" calcext:value-type="float">
            <text:p>825</text:p>
          </table:table-cell>
          <table:table-cell table:formula="of:=AVERAGE([.C84:.D84])" office:value-type="float" office:value="814.5" calcext:value-type="float">
            <text:p>814,5</text:p>
          </table:table-cell>
          <table:table-cell table:formula="of:=[.$A$2]/[.E84]" office:value-type="float" office:value="30.0564763658686" calcext:value-type="float">
            <text:p>30,0564763658686</text:p>
          </table:table-cell>
          <table:table-cell office:value-type="float" office:value="684" calcext:value-type="float">
            <text:p>684</text:p>
          </table:table-cell>
          <table:table-cell table:formula="of:=[.$A$2]/[.G84]" office:value-type="float" office:value="35.7909356725146" calcext:value-type="float">
            <text:p>35,790935672514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807" calcext:value-type="float">
            <text:p>807</text:p>
          </table:table-cell>
          <table:table-cell table:formula="of:=AVERAGE([.C85:.D85])" office:value-type="float" office:value="801" calcext:value-type="float">
            <text:p>801</text:p>
          </table:table-cell>
          <table:table-cell table:formula="of:=[.$A$2]/[.E85]" office:value-type="float" office:value="30.5630461922597" calcext:value-type="float">
            <text:p>30,5630461922597</text:p>
          </table:table-cell>
          <table:table-cell office:value-type="float" office:value="662" calcext:value-type="float">
            <text:p>662</text:p>
          </table:table-cell>
          <table:table-cell table:formula="of:=[.$A$2]/[.G85]" office:value-type="float" office:value="36.9803625377643" calcext:value-type="float">
            <text:p>36,980362537764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54" calcext:value-type="float">
            <text:p>854</text:p>
          </table:table-cell>
          <table:table-cell table:formula="of:=AVERAGE([.C86:.D86])" office:value-type="float" office:value="873" calcext:value-type="float">
            <text:p>873</text:p>
          </table:table-cell>
          <table:table-cell table:formula="of:=[.$A$2]/[.E86]" office:value-type="float" office:value="28.0423825887743" calcext:value-type="float">
            <text:p>28,0423825887743</text:p>
          </table:table-cell>
          <table:table-cell office:value-type="float" office:value="670" calcext:value-type="float">
            <text:p>670</text:p>
          </table:table-cell>
          <table:table-cell table:formula="of:=[.$A$2]/[.G86]" office:value-type="float" office:value="36.5388059701493" calcext:value-type="float">
            <text:p>36,538805970149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878" calcext:value-type="float">
            <text:p>878</text:p>
          </table:table-cell>
          <table:table-cell table:formula="of:=AVERAGE([.C87:.D87])" office:value-type="float" office:value="850" calcext:value-type="float">
            <text:p>850</text:p>
          </table:table-cell>
          <table:table-cell table:formula="of:=[.$A$2]/[.E87]" office:value-type="float" office:value="28.8011764705882" calcext:value-type="float">
            <text:p>28,8011764705882</text:p>
          </table:table-cell>
          <table:table-cell office:value-type="float" office:value="657" calcext:value-type="float">
            <text:p>657</text:p>
          </table:table-cell>
          <table:table-cell table:formula="of:=[.$A$2]/[.G87]" office:value-type="float" office:value="37.261796042618" calcext:value-type="float">
            <text:p>37,26179604261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16" calcext:value-type="float">
            <text:p>816</text:p>
          </table:table-cell>
          <table:table-cell table:formula="of:=AVERAGE([.C88:.D88])" office:value-type="float" office:value="822" calcext:value-type="float">
            <text:p>822</text:p>
          </table:table-cell>
          <table:table-cell table:formula="of:=[.$A$2]/[.E88]" office:value-type="float" office:value="29.7822384428224" calcext:value-type="float">
            <text:p>29,7822384428224</text:p>
          </table:table-cell>
          <table:table-cell office:value-type="float" office:value="664" calcext:value-type="float">
            <text:p>664</text:p>
          </table:table-cell>
          <table:table-cell table:formula="of:=[.$A$2]/[.G88]" office:value-type="float" office:value="36.8689759036145" calcext:value-type="float">
            <text:p>36,868975903614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formula="of:=AVERAGE([.C89:.D89])" office:value-type="float" office:value="775.5" calcext:value-type="float">
            <text:p>775,5</text:p>
          </table:table-cell>
          <table:table-cell table:formula="of:=[.$A$2]/[.E89]" office:value-type="float" office:value="31.5680206318504" calcext:value-type="float">
            <text:p>31,5680206318504</text:p>
          </table:table-cell>
          <table:table-cell office:value-type="float" office:value="655" calcext:value-type="float">
            <text:p>655</text:p>
          </table:table-cell>
          <table:table-cell table:formula="of:=[.$A$2]/[.G89]" office:value-type="float" office:value="37.375572519084" calcext:value-type="float">
            <text:p>37,37557251908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833" calcext:value-type="float">
            <text:p>833</text:p>
          </table:table-cell>
          <table:table-cell table:formula="of:=AVERAGE([.C90:.D90])" office:value-type="float" office:value="831.5" calcext:value-type="float">
            <text:p>831,5</text:p>
          </table:table-cell>
          <table:table-cell table:formula="of:=[.$A$2]/[.E90]" office:value-type="float" office:value="29.4419723391461" calcext:value-type="float">
            <text:p>29,4419723391461</text:p>
          </table:table-cell>
          <table:table-cell office:value-type="float" office:value="664" calcext:value-type="float">
            <text:p>664</text:p>
          </table:table-cell>
          <table:table-cell table:formula="of:=[.$A$2]/[.G90]" office:value-type="float" office:value="36.8689759036145" calcext:value-type="float">
            <text:p>36,868975903614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836" calcext:value-type="float">
            <text:p>836</text:p>
          </table:table-cell>
          <table:table-cell table:formula="of:=AVERAGE([.C91:.D91])" office:value-type="float" office:value="860.5" calcext:value-type="float">
            <text:p>860,5</text:p>
          </table:table-cell>
          <table:table-cell table:formula="of:=[.$A$2]/[.E91]" office:value-type="float" office:value="28.4497385241139" calcext:value-type="float">
            <text:p>28,4497385241139</text:p>
          </table:table-cell>
          <table:table-cell office:value-type="float" office:value="719" calcext:value-type="float">
            <text:p>719</text:p>
          </table:table-cell>
          <table:table-cell table:formula="of:=[.$A$2]/[.G91]" office:value-type="float" office:value="34.0486787204451" calcext:value-type="float">
            <text:p>34,048678720445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23" calcext:value-type="float">
            <text:p>823</text:p>
          </table:table-cell>
          <table:table-cell table:formula="of:=AVERAGE([.C92:.D92])" office:value-type="float" office:value="847.5" calcext:value-type="float">
            <text:p>847,5</text:p>
          </table:table-cell>
          <table:table-cell table:formula="of:=[.$A$2]/[.E92]" office:value-type="float" office:value="28.8861356932153" calcext:value-type="float">
            <text:p>28,8861356932153</text:p>
          </table:table-cell>
          <table:table-cell office:value-type="float" office:value="665" calcext:value-type="float">
            <text:p>665</text:p>
          </table:table-cell>
          <table:table-cell table:formula="of:=[.$A$2]/[.G92]" office:value-type="float" office:value="36.8135338345865" calcext:value-type="float">
            <text:p>36,81353383458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7:54:25.993211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0T17:27:44.701363240</meta:creation-date>
    <dc:date>2020-05-24T18:23:22.921886145</dc:date>
    <meta:editing-duration>PT24M2S</meta:editing-duration>
    <meta:editing-cycles>6</meta:editing-cycles>
    <meta:generator>LibreOffice/6.4.3.2$MacOSX_X86_64 LibreOffice_project/747b5d0ebf89f41c860ec2a39efd7cb15b54f2d8</meta:generator>
    <meta:document-statistic meta:table-count="1" meta:cell-count="62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4cm" svg:height="13.012cm" xlink:href=".." xlink:type="simple" chart:class="chart:scatter" chart:style-name="ch1">
        <chart:legend chart:legend-position="end" svg:x="19.28cm" svg:y="5.731cm" style:legend-expansion="high" chart:style-name="ch2"/>
        <chart:plot-area chart:style-name="ch3" table:cell-range-address="Sheet1.A29:Sheet1.B92 Sheet1.B28:Sheet1.B28 Sheet1.F28:Sheet1.F92 Sheet1.H28:Sheet1.H92" chart:data-source-has-labels="row" svg:x="1.441cm" svg:y="0.26cm" svg:width="17.399cm" svg:height="11.521cm">
          <chartooo:coordinate-region svg:x="2.097cm" svg:y="0.452cm" svg:width="16.438cm" svg:height="10.697cm"/>
          <chart:axis chart:dimension="x" chart:name="primary-x" chart:style-name="ch4">
            <chart:title svg:x="9.341cm" svg:y="12.041cm" chart:style-name="ch5">
              <text:p>pardegree</text:p>
            </chart:title>
          </chart:axis>
          <chart:axis chart:dimension="y" chart:name="primary-y" chart:style-name="ch6">
            <chart:title svg:x="0.451cm" svg:y="6.695cm" chart:style-name="ch7">
              <text:p>speedup</text:p>
            </chart:title>
            <chart:grid chart:style-name="ch8" chart:class="major"/>
          </chart:axis>
          <chart:series chart:style-name="ch9" chart:values-cell-range-address="Sheet1.B29:Sheet1.B92" chart:label-cell-address="Sheet1.B28:Sheet1.B28" chart:class="chart:scatter">
            <chart:domain table:cell-range-address="Sheet1.A29:Sheet1.A92"/>
            <chart:data-point chart:repeated="64"/>
          </chart:series>
          <chart:series chart:style-name="ch10" chart:values-cell-range-address="Sheet1.F29:Sheet1.F92" chart:label-cell-address="Sheet1.F28:Sheet1.F28" chart:class="chart:scatter">
            <chart:data-point chart:repeated="64"/>
          </chart:series>
          <chart:series chart:style-name="ch11" chart:values-cell-range-address="Sheet1.H29:Sheet1.H92" chart:label-cell-address="Sheet1.H28:Sheet1.H28" chart:class="chart:scatter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Sheet1.B28:Sheet1.B28</svg:desc>
                </draw:g>
              </table:table-cell>
              <table:table-cell office:value-type="string">
                <text:p>Dynamic</text:p>
                <draw:g>
                  <svg:desc>Sheet1.F28:Sheet1.F28</svg:desc>
                </draw:g>
              </table:table-cell>
              <table:table-cell office:value-type="string">
                <text:p>OMP</text:p>
                <draw:g>
                  <svg:desc>Sheet1.H28:Sheet1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9:Sheet1.A92</svg:desc>
                </draw:g>
              </table:table-cell>
              <table:table-cell office:value-type="float" office:value="2">
                <text:p>2</text:p>
                <draw:g>
                  <svg:desc>Sheet1.B29:Sheet1.B92</svg:desc>
                </draw:g>
              </table:table-cell>
              <table:table-cell office:value-type="float" office:value="1.90624878333658">
                <text:p>1.90624878333658</text:p>
                <draw:g>
                  <svg:desc>Sheet1.F29:Sheet1.F92</svg:desc>
                </draw:g>
              </table:table-cell>
              <table:table-cell office:value-type="float" office:value="1.89013279802347">
                <text:p>1.89013279802347</text:p>
                <draw:g>
                  <svg:desc>Sheet1.H29:Sheet1.H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9775696699645">
                <text:p>3.69775696699645</text:p>
              </table:table-cell>
              <table:table-cell office:value-type="float" office:value="3.4843438656419">
                <text:p>3.4843438656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5606571187869">
                <text:p>5.15606571187869</text:p>
              </table:table-cell>
              <table:table-cell office:value-type="float" office:value="4.91586345381526">
                <text:p>4.91586345381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0675694738327">
                <text:p>6.90675694738327</text:p>
              </table:table-cell>
              <table:table-cell office:value-type="float" office:value="6.66512387693983">
                <text:p>6.66512387693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52699407871822">
                <text:p>8.52699407871822</text:p>
              </table:table-cell>
              <table:table-cell office:value-type="float" office:value="8.82834475297512">
                <text:p>8.82834475297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41576923076923">
                <text:p>9.41576923076923</text:p>
              </table:table-cell>
              <table:table-cell office:value-type="float" office:value="9.83963022508039">
                <text:p>9.83963022508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2947855340622">
                <text:p>10.2947855340622</text:p>
              </table:table-cell>
              <table:table-cell office:value-type="float" office:value="10.6717523975589">
                <text:p>10.6717523975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1103141231759">
                <text:p>12.1103141231759</text:p>
              </table:table-cell>
              <table:table-cell office:value-type="float" office:value="11.2763703362506">
                <text:p>11.2763703362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5254143646409">
                <text:p>13.5254143646409</text:p>
              </table:table-cell>
              <table:table-cell office:value-type="float" office:value="14.0695402298851">
                <text:p>14.0695402298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7298435619735">
                <text:p>14.7298435619735</text:p>
              </table:table-cell>
              <table:table-cell office:value-type="float" office:value="15.2055900621118">
                <text:p>15.2055900621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.7908093278464">
                <text:p>16.7908093278464</text:p>
              </table:table-cell>
              <table:table-cell office:value-type="float" office:value="14.5807027992853">
                <text:p>14.5807027992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8601928374656">
                <text:p>16.8601928374656</text:p>
              </table:table-cell>
              <table:table-cell office:value-type="float" office:value="18.4762264150943">
                <text:p>18.4762264150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.296711509716">
                <text:p>18.296711509716</text:p>
              </table:table-cell>
              <table:table-cell office:value-type="float" office:value="18.4762264150943">
                <text:p>18.4762264150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4901812688822">
                <text:p>18.4901812688822</text:p>
              </table:table-cell>
              <table:table-cell office:value-type="float" office:value="18.1744617668894">
                <text:p>18.174461766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.4434237995825">
                <text:p>20.4434237995825</text:p>
              </table:table-cell>
              <table:table-cell office:value-type="float" office:value="20.9060631938514">
                <text:p>20.9060631938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.4348914858097">
                <text:p>20.4348914858097</text:p>
              </table:table-cell>
              <table:table-cell office:value-type="float" office:value="20.7466101694915">
                <text:p>20.746610169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.7730165464574">
                <text:p>20.7730165464574</text:p>
              </table:table-cell>
              <table:table-cell office:value-type="float" office:value="20.3668885191348">
                <text:p>20.3668885191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.7994902293968">
                <text:p>20.7994902293968</text:p>
              </table:table-cell>
              <table:table-cell office:value-type="float" office:value="23.0517890772128">
                <text:p>23.0517890772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.5549958018472">
                <text:p>20.5549958018472</text:p>
              </table:table-cell>
              <table:table-cell office:value-type="float" office:value="23.2047393364929">
                <text:p>23.20473933649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3708830548926">
                <text:p>23.3708830548926</text:p>
              </table:table-cell>
              <table:table-cell office:value-type="float" office:value="23.0084586466165">
                <text:p>23.0084586466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1.2140381282496">
                <text:p>21.2140381282496</text:p>
              </table:table-cell>
              <table:table-cell office:value-type="float" office:value="22.6886005560704">
                <text:p>22.68860055607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0.8526405451448">
                <text:p>20.8526405451448</text:p>
              </table:table-cell>
              <table:table-cell office:value-type="float" office:value="20.9060631938514">
                <text:p>20.9060631938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2.6466234967623">
                <text:p>22.6466234967623</text:p>
              </table:table-cell>
              <table:table-cell office:value-type="float" office:value="28.3673232908459">
                <text:p>28.3673232908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22.976067573909">
                <text:p>22.976067573909</text:p>
              </table:table-cell>
              <table:table-cell office:value-type="float" office:value="25.4215991692627">
                <text:p>25.4215991692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2.40823798627">
                <text:p>22.40823798627</text:p>
              </table:table-cell>
              <table:table-cell office:value-type="float" office:value="29.6739393939394">
                <text:p>29.6739393939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1.7608888888889">
                <text:p>21.7608888888889</text:p>
              </table:table-cell>
              <table:table-cell office:value-type="float" office:value="31.0278833967047">
                <text:p>31.0278833967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3.1170915958451">
                <text:p>23.1170915958451</text:p>
              </table:table-cell>
              <table:table-cell office:value-type="float" office:value="31.6291989664083">
                <text:p>31.6291989664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3.1280113367974">
                <text:p>23.1280113367974</text:p>
              </table:table-cell>
              <table:table-cell office:value-type="float" office:value="31.4665809768638">
                <text:p>31.4665809768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3.6531400966184">
                <text:p>23.6531400966184</text:p>
              </table:table-cell>
              <table:table-cell office:value-type="float" office:value="31.14631043257">
                <text:p>31.14631043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5.0189064895248">
                <text:p>25.0189064895248</text:p>
              </table:table-cell>
              <table:table-cell office:value-type="float" office:value="31.5883870967742">
                <text:p>31.5883870967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5.9332627118644">
                <text:p>25.9332627118644</text:p>
              </table:table-cell>
              <table:table-cell office:value-type="float" office:value="29.0059241706161">
                <text:p>29.0059241706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6.7698195735375">
                <text:p>26.7698195735375</text:p>
              </table:table-cell>
              <table:table-cell office:value-type="float" office:value="29.0403321470937">
                <text:p>29.0403321470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5.1862139917695">
                <text:p>25.1862139917695</text:p>
              </table:table-cell>
              <table:table-cell office:value-type="float" office:value="28.8691037735849">
                <text:p>28.8691037735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6.0159404888417">
                <text:p>26.0159404888417</text:p>
              </table:table-cell>
              <table:table-cell office:value-type="float" office:value="26.3236559139785">
                <text:p>26.3236559139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5.2772328342798">
                <text:p>25.2772328342798</text:p>
              </table:table-cell>
              <table:table-cell office:value-type="float" office:value="29.638014527845">
                <text:p>29.638014527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27.4296918767507">
                <text:p>27.4296918767507</text:p>
              </table:table-cell>
              <table:table-cell office:value-type="float" office:value="24.7783400809717">
                <text:p>24.7783400809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6.0436170212766">
                <text:p>26.0436170212766</text:p>
              </table:table-cell>
              <table:table-cell office:value-type="float" office:value="28.4332171893147">
                <text:p>28.4332171893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7.4143337066069">
                <text:p>27.4143337066069</text:p>
              </table:table-cell>
              <table:table-cell office:value-type="float" office:value="28.5659276546091">
                <text:p>28.5659276546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30.3546187228766">
                <text:p>30.3546187228766</text:p>
              </table:table-cell>
              <table:table-cell office:value-type="float" office:value="27.8826879271071">
                <text:p>27.8826879271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8.058452722063">
                <text:p>28.058452722063</text:p>
              </table:table-cell>
              <table:table-cell office:value-type="float" office:value="27.1709211986681">
                <text:p>27.1709211986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30.2048118445404">
                <text:p>30.2048118445404</text:p>
              </table:table-cell>
              <table:table-cell office:value-type="float" office:value="28.2690531177829">
                <text:p>28.2690531177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7.8826879271071">
                <text:p>27.8826879271071</text:p>
              </table:table-cell>
              <table:table-cell office:value-type="float" office:value="25.4480249480249">
                <text:p>25.4480249480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8.7335680751174">
                <text:p>28.7335680751174</text:p>
              </table:table-cell>
              <table:table-cell office:value-type="float" office:value="26.5808903365907">
                <text:p>26.5808903365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30.2421247683755">
                <text:p>30.2421247683755</text:p>
              </table:table-cell>
              <table:table-cell office:value-type="float" office:value="27.0508287292818">
                <text:p>27.0508287292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31.446371226718">
                <text:p>31.446371226718</text:p>
              </table:table-cell>
              <table:table-cell office:value-type="float" office:value="38.0139751552795">
                <text:p>38.0139751552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29.909590714722">
                <text:p>29.909590714722</text:p>
              </table:table-cell>
              <table:table-cell office:value-type="float" office:value="38.5527559055118">
                <text:p>38.5527559055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30.0012254901961">
                <text:p>30.0012254901961</text:p>
              </table:table-cell>
              <table:table-cell office:value-type="float" office:value="36.1076696165192">
                <text:p>36.1076696165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30.5249376558603">
                <text:p>30.5249376558603</text:p>
              </table:table-cell>
              <table:table-cell office:value-type="float" office:value="37.261796042618">
                <text:p>37.261796042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30.1119311193112">
                <text:p>30.1119311193112</text:p>
              </table:table-cell>
              <table:table-cell office:value-type="float" office:value="36.593423019432">
                <text:p>36.593423019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31.2257653061224">
                <text:p>31.2257653061224</text:p>
              </table:table-cell>
              <table:table-cell office:value-type="float" office:value="35.0228898426323">
                <text:p>35.0228898426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28.4828388598022">
                <text:p>28.4828388598022</text:p>
              </table:table-cell>
              <table:table-cell office:value-type="float" office:value="35.3771676300578">
                <text:p>35.3771676300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30.0196198651134">
                <text:p>30.0196198651134</text:p>
              </table:table-cell>
              <table:table-cell office:value-type="float" office:value="37.375572519084">
                <text:p>37.375572519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30.620387742339">
                <text:p>30.620387742339</text:p>
              </table:table-cell>
              <table:table-cell office:value-type="float" office:value="37.8962848297214">
                <text:p>37.89628482972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30.3546187228766">
                <text:p>30.3546187228766</text:p>
              </table:table-cell>
              <table:table-cell office:value-type="float" office:value="36.4843517138599">
                <text:p>36.4843517138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8.5826036193812">
                <text:p>28.5826036193812</text:p>
              </table:table-cell>
              <table:table-cell office:value-type="float" office:value="32.8163538873995">
                <text:p>32.81635388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30.0564763658686">
                <text:p>30.0564763658686</text:p>
              </table:table-cell>
              <table:table-cell office:value-type="float" office:value="35.7909356725146">
                <text:p>35.7909356725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30.5630461922597">
                <text:p>30.5630461922597</text:p>
              </table:table-cell>
              <table:table-cell office:value-type="float" office:value="36.9803625377643">
                <text:p>36.98036253776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8.0423825887743">
                <text:p>28.0423825887743</text:p>
              </table:table-cell>
              <table:table-cell office:value-type="float" office:value="36.5388059701493">
                <text:p>36.5388059701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8.8011764705882">
                <text:p>28.8011764705882</text:p>
              </table:table-cell>
              <table:table-cell office:value-type="float" office:value="37.261796042618">
                <text:p>37.261796042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9.7822384428224">
                <text:p>29.7822384428224</text:p>
              </table:table-cell>
              <table:table-cell office:value-type="float" office:value="36.8689759036145">
                <text:p>36.8689759036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31.5680206318504">
                <text:p>31.5680206318504</text:p>
              </table:table-cell>
              <table:table-cell office:value-type="float" office:value="37.375572519084">
                <text:p>37.3755725190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9.4419723391461">
                <text:p>29.4419723391461</text:p>
              </table:table-cell>
              <table:table-cell office:value-type="float" office:value="36.8689759036145">
                <text:p>36.8689759036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28.4497385241139">
                <text:p>28.4497385241139</text:p>
              </table:table-cell>
              <table:table-cell office:value-type="float" office:value="34.0486787204451">
                <text:p>34.0486787204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8.8861356932153">
                <text:p>28.8861356932153</text:p>
              </table:table-cell>
              <table:table-cell office:value-type="float" office:value="36.8135338345865">
                <text:p>36.8135338345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